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tyle="italic" style:text-underline-style="none" fo:font-weight="normal" style:font-style-asian="italic" style:font-weight-asian="normal" style:font-style-complex="italic" style:font-weight-complex="normal"/>
    </style:style>
    <style:style style:name="P2" style:family="paragraph" style:parent-style-name="Preformatted_20_Text">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Preformatted_20_Text">
      <style:paragraph-properties fo:text-align="justify" style:justify-single-word="false"/>
    </style:style>
    <style:style style:name="P4" style:family="paragraph" style:parent-style-name="Preformatted_20_Text">
      <style:text-properties style:text-underline-style="none" fo:font-weight="normal" style:font-weight-asian="normal" style:font-weight-complex="normal"/>
    </style:style>
    <style:style style:name="P5" style:family="paragraph" style:parent-style-name="Preformatted_20_Text">
      <style:paragraph-properties fo:text-align="justify" style:justify-single-word="false"/>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6" style:family="paragraph" style:parent-style-name="Preformatted_20_Text">
      <style:paragraph-properties fo:text-align="justify" style:justify-single-word="false"/>
      <style:text-properties fo:font-style="normal" style:text-underline-style="none" style:font-style-asian="normal" style:font-style-complex="normal"/>
    </style:style>
    <style:style style:name="P7" style:family="paragraph" style:parent-style-name="Preformatted_20_Text" style:list-style-name="L1">
      <style:paragraph-properties fo:text-align="justify" style:justify-single-word="false"/>
    </style:style>
    <style:style style:name="P8" style:family="paragraph" style:parent-style-name="Preformatted_20_Text" style:list-style-name="L2">
      <style:paragraph-properties fo:text-align="justify" style:justify-single-word="false"/>
    </style:style>
    <style:style style:name="P9" style:family="paragraph" style:parent-style-name="Preformatted_20_Text" style:list-style-name="L3">
      <style:paragraph-properties fo:text-align="justify" style:justify-single-word="false"/>
    </style:style>
    <style:style style:name="P10" style:family="paragraph" style:parent-style-name="Preformatted_20_Text" style:list-style-name="L4">
      <style:paragraph-properties fo:text-align="justify" style:justify-single-word="false"/>
    </style:style>
    <style:style style:name="P11" style:family="paragraph" style:parent-style-name="Preformatted_20_Text" style:list-style-name="L2">
      <style:paragraph-properties fo:text-align="justify" style:justify-single-word="false"/>
      <style:text-properties style:text-underline-style="solid" style:text-underline-width="auto" style:text-underline-color="font-color"/>
    </style:style>
    <style:style style:name="P12" style:family="paragraph" style:parent-style-name="Preformatted_20_Text" style:list-style-name="L3">
      <style:paragraph-properties fo:text-align="justify" style:justify-single-word="false"/>
      <style:text-properties style:text-underline-style="solid" style:text-underline-width="auto" style:text-underline-color="font-color"/>
    </style:style>
    <style:style style:name="P13" style:family="paragraph" style:parent-style-name="Preformatted_20_Text" style:list-style-name="L4">
      <style:paragraph-properties fo:text-align="justify" style:justify-single-word="false"/>
      <style:text-properties style:text-underline-style="solid" style:text-underline-width="auto" style:text-underline-color="font-color"/>
    </style:style>
    <style:style style:name="P14" style:family="paragraph" style:parent-style-name="Preformatted_20_Text" style:list-style-name="L4">
      <style:paragraph-properties fo:text-align="justify" style:justify-single-word="false"/>
      <style:text-properties style:text-underline-style="none"/>
    </style:style>
    <style:style style:name="P15" style:family="paragraph" style:parent-style-name="Preformatted_20_Text">
      <style:paragraph-properties fo:text-align="justify" style:justify-single-word="false"/>
      <style:text-properties fo:font-style="normal" style:text-underline-style="none" style:font-style-asian="normal" style:font-style-complex="normal"/>
    </style:style>
    <style:style style:name="P16" style:family="paragraph" style:parent-style-name="Preformatted_20_Text" style:list-style-name="L4">
      <style:paragraph-properties fo:text-align="justify" style:justify-single-word="false"/>
      <style:text-properties fo:font-style="normal" style:text-underline-style="none" style:font-style-asian="normal" style:font-style-complex="normal"/>
    </style:style>
    <style:style style:name="P17"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ize="9pt" fo:font-style="italic" fo:font-weight="bold" style:font-size-asian="9pt" style:font-style-asian="italic" style:font-weight-asian="bold" style:font-size-complex="9pt"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cions --- VA Pràctica 3</text:p>
      <text:p text:style-name="P4"/>
      <text:p text:style-name="P1"><text:tab/>Autors: Roger García Alvarez i Miguel Angel Vico Moya</text:p>
      <text:p text:style-name="P1"/>
      <text:p text:style-name="P1"/>
      <text:p text:style-name="P1"><draw:line text:anchor-type="paragraph" draw:z-index="3" draw:style-name="gr1" draw:text-style-name="P17" svg:x1="1.6346in" svg:y1="0.1193in" svg:x2="4.9783in" svg:y2="0.0984in"><text:p/></draw:line></text:p>
      <text:p text:style-name="Preformatted_20_Text"/>
      <text:p text:style-name="Preformatted_20_Text"/>
      <text:p text:style-name="P3">Una vegada iniciada l'aplicació, es poden divisar, al menú de la dreta, quatre pestanyes ben diferenciades: "Main", "Textures", "Shadows" i “A. occlusion”. </text:p>
      <text:p text:style-name="P3"/>
      <text:p text:style-name="P3"/>
      <text:p text:style-name="P3">Per al menú "<text:span text:style-name="T1">Main</text:span>" tenim les següents funcionalitats: </text:p>
      <text:p text:style-name="P3"/>
      <text:list xml:id="list402952758" text:style-name="L1">
        <text:list-item>
          <text:p text:style-name="P7"><text:span text:style-name="T2">Open Model</text:span>: Permet obrir un nou objecte perque sigui visible a la nostra escena. </text:p>
        </text:list-item>
      </text:list>
      <text:p text:style-name="P3"/>
      <text:list xml:id="list1823100172" text:continue-numbering="true" text:style-name="L1">
        <text:list-item>
          <text:p text:style-name="P7"><text:span text:style-name="T2">Delete Model</text:span>: Permet eliminar un objecte de la nostra escena. Prèviament aquest objecte (o l'escena sencera) ha hagut d'estar seleccionat de la forma que es comenta després. </text:p>
        </text:list-item>
      </text:list>
      <text:p text:style-name="P3"/>
      <text:list xml:id="list1460756080" text:continue-numbering="true" text:style-name="L1">
        <text:list-item>
          <text:p text:style-name="P7"><text:span text:style-name="T2">Rendering mode</text:span>: Permet escollir el mode de pintat entre "Immediate", "Display List" i "Vertex Array". Per defecte tenim "Immediate". </text:p>
        </text:list-item>
      </text:list>
      <text:p text:style-name="P3"/>
      <text:list xml:id="list394422166" text:continue-numbering="true" text:style-name="L1">
        <text:list-item>
          <text:p text:style-name="P7"><text:span text:style-name="T2">Triangles &amp; Quads in the model (K)</text:span>: Ens mostra, en milers, el número de triangles i quads que hi han a l'escena, respectivament.</text:p>
        </text:list-item>
      </text:list>
      <text:p text:style-name="P3"/>
      <text:list xml:id="list1340814817" text:continue-numbering="true" text:style-name="L1">
        <text:list-item>
          <text:p text:style-name="P7"><text:span text:style-name="T2">Selection Mode</text:span>: Permet a l'usuari entrar al mode selecció. Aquest, te diverses opcions: </text:p>
          <text:p text:style-name="P7"/>
          <text:list>
            <text:list-item>
              <text:p text:style-name="P7">Sel·leccionar un sol objecte: Després d'haver activat el mode selecció, només s'haurà de fer click a sobre de l'objecte en questió. </text:p>
              <text:p text:style-name="P7"/>
            </text:list-item>
            <text:list-item>
              <text:p text:style-name="P7">A més, moure'l: Una vegada sel·leccionat l'objecte, sense deixar de fer click al botó esquerre del ratolí, moure aquest cap a on es desitgi.</text:p>
              <text:p text:style-name="P7"/>
            </text:list-item>
            <text:list-item>
              <text:p text:style-name="P7">Sel·leccionar tota l'escena: Havent clickat a sobre del Widget a on es veu l'escena, prémer la combinació de tecles "Ctrl + A". </text:p>
              <text:p text:style-name="P7"/>
            </text:list-item>
          </text:list>
        </text:list-item>
      </text:list>
      <text:p text:style-name="P3"><text:span text:style-name="T7"><text:tab/>****</text:span><text:span text:style-name="T6"> </text:span><text:span text:style-name="T7">Nota:</text:span><text:span text:style-name="T6"> Afegir també que, quan un objecte estigui sel·leccionat, aquest es veurà d'un color blauenc. </text:span><text:span text:style-name="T7">**** </text:span></text:p>
      <text:p text:style-name="P5"/>
      <text:list xml:id="list1236799484" text:style-name="L2">
        <text:list-item>
          <text:p text:style-name="P8"><text:span text:style-name="T2">Movement</text:span>: L'escena es posa en moviment.</text:p>
          <text:p text:style-name="P11"/>
        </text:list-item>
        <text:list-item>
          <text:p text:style-name="P8"><text:span text:style-name="T2">Reset Camera</text:span>: Permet a l'usuari tornar a posar la càmara tal i com se la troba al iniciar l'aplicació.</text:p>
          <text:p text:style-name="P11"/>
        </text:list-item>
        <text:list-item>
          <text:p text:style-name="P8"><text:span text:style-name="T2">Frames per second</text:span>: Son els frames per segón actuals de l'escena. Aproximadament cada segón s'actualitza el valor una o dues vegades. </text:p>
        </text:list-item>
      </text:list>
      <text:p text:style-name="P3"/>
      <text:p text:style-name="P3"/>
      <text:p text:style-name="P3"><draw:line text:anchor-type="paragraph" draw:z-index="2" draw:style-name="gr1" draw:text-style-name="P17" svg:x1="1.6346in" svg:y1="0.1193in" svg:x2="4.9783in" svg:y2="0.0984in"><text:p/></draw:line></text:p>
      <text:p text:style-name="P3"/>
      <text:p text:style-name="P3"/>
      <text:p text:style-name="P3">Per al menú "<text:span text:style-name="T1">Textures</text:span>" tenim les següents funcionalitats: </text:p>
      <text:p text:style-name="P3"/>
      <text:list xml:id="list2147239806" text:style-name="L3">
        <text:list-item>
          <text:p text:style-name="P9"><text:span text:style-name="T2">Open Texture</text:span>: Permet sel·leccionar una textura per a l'objecte sel·leccionat o bé per al projector si s'està en aquest mode.</text:p>
          <text:p text:style-name="P12"/>
        </text:list-item>
        <text:list-item>
          <text:p text:style-name="P9"><text:span text:style-name="T2">Horizontal &amp; Vertical texture repeat</text:span>: Com el seu nom indica, número de vegades que es repeteix la textura tant horitzontalment com verticalment.</text:p>
          <text:p text:style-name="P12"><text:soft-page-break/></text:p>
        </text:list-item>
        <text:list-item>
          <text:p text:style-name="P9"><text:span text:style-name="T2">Select loaded object &amp; projector tex</text:span>: Permet reutilitzar una textura ja oberta en algún moment anterior.</text:p>
          <text:p text:style-name="P12"/>
        </text:list-item>
        <text:list-item>
          <text:p text:style-name="P9"><text:span text:style-name="T2">Projective Texture Mode</text:span>: Permet a l'usuari entrar al mode selecció. En el cas que sigui el primer cop que s'entra en aquest mode, s'haurà de seleccionar una textura. En cas contrari, s'utiliztarà la última textura per a fer la projecció.</text:p>
          <text:p text:style-name="P12"/>
        </text:list-item>
        <text:list-item>
          <text:p text:style-name="P9"><text:span text:style-name="T2">Reset projector position</text:span>: Si s'ha cambiat la posició de la cámara després de fer una projecció, es permet a l'usuari tornar al punt des d'on es va fer aquesta projecció. </text:p>
        </text:list-item>
      </text:list>
      <text:p text:style-name="P3"/>
      <text:p text:style-name="P3"/>
      <text:p text:style-name="P3"><draw:line text:anchor-type="paragraph" draw:z-index="0" draw:style-name="gr1" draw:text-style-name="P17" svg:x1="1.6346in" svg:y1="0.1193in" svg:x2="4.9783in" svg:y2="0.0984in"><text:p/></draw:line></text:p>
      <text:p text:style-name="P3"/>
      <text:p text:style-name="P3"/>
      <text:p text:style-name="P3">Per al menú "<text:span text:style-name="T1">Shadows</text:span>" tenim les següents funcionalitats:</text:p>
      <text:p text:style-name="P3"/>
      <text:list xml:id="list151446230" text:style-name="L4">
        <text:list-item>
          <text:p text:style-name="P10"><text:span text:style-name="T2">Shadow Mode</text:span><text:span text:style-name="T3">: Permet a l'usuari entrar en el mode Shadow. Fet això, apareixerà, a part d'una capsa contenidora de l'escena, una llum.</text:span></text:p>
          <text:p text:style-name="P14"/>
        </text:list-item>
        <text:list-item>
          <text:p text:style-name="P10"><text:span text:style-name="T2">Light settings</text:span><text:span text:style-name="T3">: Són tres </text:span><text:span text:style-name="T4">paràmetres que permeten cambiar la posició de la llum: Latitude(º), longitude(º) i radius (x vegades el radi total de l'escena). Aquests tres paràmetres són respecte d'una esfera imaginària centrada al punt central de l'escena. La llum es podrá moure per la superfície d'aquesta esfera imaginària que, segons el seu radi, serà d'una mida o d'una altra.</text:span></text:p>
        </text:list-item>
      </text:list>
      <text:p text:style-name="P6"><text:tab/><text:tab/></text:p>
      <text:list xml:id="list1712900308" text:continue-numbering="true" text:style-name="L4">
        <text:list-header>
          <text:p text:style-name="P14"/>
        </text:list-header>
      </text:list>
      <text:p text:style-name="P3"/>
      <text:p text:style-name="P3"><draw:line text:anchor-type="paragraph" draw:z-index="1" draw:style-name="gr1" draw:text-style-name="P17" svg:x1="1.6346in" svg:y1="0.1193in" svg:x2="4.9783in" svg:y2="0.0984in"><text:p/></draw:line></text:p>
      <text:p text:style-name="P3"/>
      <text:p text:style-name="P3">Per al menú "<text:span text:style-name="T1">A.Occlusion</text:span>" tenim les següents funcionalitats:</text:p>
      <text:p text:style-name="P3"/>
      <text:list xml:id="list931581205" text:continue-numbering="true" text:style-name="L4">
        <text:list-item>
          <text:p text:style-name="P13"><text:span text:style-name="T5">Ambient occlusion</text:span><text:span text:style-name="T4">: Es tracta d'un checkbox que permet a l'usuari entrar al mode Ambient oclussion. Una vegada clickat, l'usuari pot introduir el número de rajos que desitja que s'utilitzin. Una vegada indicat el número de rajos, al clickar al botó Compute, l'aplicació calcularà l'ambient occlusion per a cada vértex de l'escena i, una vegada completat aquest càlcul, es mostrarà el resultat.</text:span></text:p>
        </text:list-item>
      </text:list>
      <text:p text:style-name="P6"/>
      <text:list xml:id="list1256350432" text:continue-numbering="true" text:style-name="L4">
        <text:list-item>
          <text:p text:style-name="P13"><text:span text:style-name="T5">Obscurances</text:span><text:span text:style-name="T4">: Es tracta d'un segón checkbox que és totalment anàleg al primer, pero aquest cop parlem del càlcul de les obscurances. L'usuari, una vegada ha entrat al mode Obscurances, pot modificar el número de rajos a utilitzar, la variable dmax (% de la diagonal de l'escena) i la funció Ro que desitji. Una vegada que les variables estiguin com vol l'usuari, aquest podrá prèmer el botó Compute que calcularà les obscurances a cada vértex de l'escena. Una vegada completat el càlcul es mostrarà el resultat per la finestra d'OpenGL.</text:span></text:p>
          <text:p text:style-name="P16"/>
        </text:list-item>
        <text:list-item>
          <text:p text:style-name="P13"><text:span text:style-name="T5">Render Boxes</text:span><text:span text:style-name="T4">: Permet a l'usuari veure les subdivisions en caixes que s'ha fet de l'objecte per tal d'accelerar el càlcul tant d'Ambient occlusion com de obscurances.</text:span></text:p>
          <text:p text:style-name="P16"/>
        </text:list-item>
        <text:list-item>
          <text:p text:style-name="P13"><text:span text:style-name="T5">OpenGL illumination</text:span><text:span text:style-name="T4">: Permet a l'usuari fer un enable de la iluminació d'OpenG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2-16T23:50:32</dc:date>
    <dc:creator>Miguel Angel</dc:creator>
    <meta:generator>OpenOffice.org/3.1$Unix OpenOffice.org_project/310m19$Build-9420</meta:generator>
    <meta:editing-duration>PT02H38M21S</meta:editing-duration>
    <meta:editing-cycles>20</meta:editing-cycles>
    <meta:document-statistic meta:table-count="0" meta:image-count="0" meta:object-count="0" meta:page-count="2" meta:paragraph-count="31" meta:word-count="715" meta:character-count="4339"/>
  </office:meta>
</office:document-meta>
</file>